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Tahoma" svg:font-family="Tahoma"/>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24895833333333cm"/>
    </style:style>
    <style:style style:name="co2" style:family="table-column">
      <style:table-column-properties fo:break-before="auto" style:column-width="3.36020833333333cm"/>
    </style:style>
    <style:style style:name="co3" style:family="table-column">
      <style:table-column-properties fo:break-before="auto" style:column-width="22.9658333333333cm"/>
    </style:style>
    <style:style style:name="co4" style:family="table-column">
      <style:table-column-properties fo:break-before="auto" style:column-width="14.0229166666667cm" style:use-optimal-column-width="true"/>
    </style:style>
    <style:style style:name="co5"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85.5pt" style:use-optimal-row-height="true" fo:break-before="auto"/>
    </style:style>
    <style:style style:name="ro6" style:family="table-row">
      <style:table-row-properties style:row-height="33pt" style:use-optimal-row-height="false" fo:break-before="auto"/>
    </style:style>
    <style:style style:name="ro7" style:family="table-row">
      <style:table-row-properties style:row-height="29.25pt" style:use-optimal-row-height="false" fo:break-before="auto"/>
    </style:style>
    <style:style style:name="ro8" style:family="table-row">
      <style:table-row-properties style:row-height="71.25pt" style:use-optimal-row-height="true" fo:break-before="auto"/>
    </style:style>
    <style:style style:name="ro9" style:family="table-row">
      <style:table-row-properties style:row-height="99.75pt" style:use-optimal-row-height="true" fo:break-before="auto"/>
    </style:style>
    <style:style style:name="ro10" style:family="table-row">
      <style:table-row-properties style:row-height="57pt" style:use-optimal-row-height="true" fo:break-before="auto"/>
    </style:style>
    <style:style style:name="ta1" style:family="table" style:master-page-name="mp1">
      <style:table-properties table:display="true" style:writing-mode="lr-tb"/>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number-columns-repeated="16376" table:default-cell-style-name="ce1"/>
        <table:table-row table:style-name="ro1">
          <table:table-cell office:value-type="string" table:style-name="ce1">
            <text:p>U</text:p>
          </table:table-cell>
          <table:table-cell office:value-type="string" table:style-name="ce1">
            <text:p>AO</text:p>
          </table:table-cell>
          <table:table-cell office:value-type="string" table:style-name="ce1">
            <text:p>UO</text:p>
          </table:table-cell>
          <table:table-cell office:value-type="string" table:style-name="ce1">
            <text:p>D</text:p>
          </table:table-cell>
          <table:table-cell office:value-type="string" table:style-name="ce1">
            <text:p><text:s/></text:p>
          </table:table-cell>
          <table:table-cell office:value-type="string" table:style-name="ce1">
            <text:p><text:s/></text:p>
          </table:table-cell>
          <table:table-cell office:value-type="string" table:style-name="ce1">
            <text:p>SIGNED</text:p>
          </table:table-cell>
          <table:table-cell office:value-type="string" table:style-name="ce1">
            <text:p>CAN CHECK VERSION</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CVE-2018-7747 (3)</text:p>
          </table:table-cell>
          <table:table-cell office:value-type="string" table:style-name="ce3">
            <text:p>exploit3 can be intercepted by the following selector: #fld_29462 &gt; h3 more information could be the caldera-editor-field-title class, and being the</text:p>
          </table:table-cell>
          <table:table-cell office:value-type="string" table:style-name="ce1">
            <office:annotation draw:style-name="a0" svg:x="19.5729166666667in" svg:y="0.0729166666666667in" svg:width="1.5in" svg:height="0.822916666666667in">
              <dc:creator>Jose Carlos Pazos</dc:creator>
              <text:p><text:span text:style-name="T1">Jose Carlos Pazos:</text:span><text:span text:style-name="T2"/></text:p>
              <text:p><text:span text:style-name="T2">mostly breaks page functionality</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8729</text:p>
          </table:table-cell>
          <table:table-cell office:value-type="string" table:style-name="ce3">
            <text:p>for posts with javascript in the title, no immediate identifier for element with injection, but might be enough to stop javascript from running in the "description" columns of the activity log table</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020</text:p>
          </table:table-cell>
          <table:table-cell office:value-type="string" table:style-name="ce3">
            <text:p>all these unsanitized inputs have identifying ids (e.g. location-name, location-town, etc.) which could be used to stop a script running here.</text:p>
          </table:table-cell>
          <table:table-cell office:value-type="string" table:style-name="ce1">
            <text:p>yes</text:p>
          </table:table-cell>
          <table:table-cell table:number-columns-repeated="16377" table:style-name="ce1"/>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9864</text:p>
          </table:table-cell>
          <table:table-cell office:value-type="string" table:style-name="ce3">
            <text:p>Unable to reproduce (history feature not working), however, from the <text:s/>video (https://www.youtube.com/watch?v=eHG1pWaez9w), it should be easy to target <text:s/>the exploit as they happen on the admin page, which should be uniform across all sites, and has clear identifiers for the table elements (class="chat_name column_chat_name" + id's based on element number).</text:p>
          </table:table-cell>
          <table:table-cell office:value-type="string" table:style-name="ce1">
            <office:annotation draw:style-name="a1" svg:x="19.5729166666667in" svg:y="1.26041666666667in" svg:width="1.5in" svg:height="0.822916666666667in">
              <dc:creator>Jose Carlos Pazos</dc:creator>
              <text:p><text:span text:style-name="T1">Jose Carlos Pazos:</text:span><text:span text:style-name="T2"/></text:p>
              <text:p><text:span text:style-name="T2"><text:s/>bug was fixed in external script, can't reproduce</text:span></text:p>
            </office:annotation>
            <text:p>no</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10</text:p>
          </table:table-cell>
          <table:table-cell office:value-type="string" table:style-name="ce3">
            <text:p>authenticated attack (admin on admin), this only occurs in the admin view, and there is enough context here to block an attack regardless of the site, i.e. no scripts in table class="form-table" until &lt;p class="submit"&gt;. (more info at https://www.exploit-db.com/exploits/44503/)</text:p>
          </table:table-cell>
          <table:table-cell office:value-type="string" table:style-name="ce1">
            <office:annotation draw:style-name="a2" svg:x="19.5729166666667in" svg:y="1.85416666666667in" svg:width="1.5in" svg:height="0.822916666666667in">
              <dc:creator>Jose Carlos Pazos</dc:creator>
              <text:p><text:span text:style-name="T1">Jose Carlos Pazos:</text:span><text:span text:style-name="T2"/></text:p>
              <text:p><text:span text:style-name="T2">YES, BUT COULD BE MORE SPECIFIC IN CS<text:s/></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71</text:p>
          </table:table-cell>
          <table:table-cell office:value-type="string" table:style-name="ce3">
            <text:p>basically the same as above, <text:s/>table class="form-table" until &lt;input name="Submit" (more info at https://www.exploit-db.com/exploits/44585/).</text:p>
          </table:table-cell>
          <table:table-cell office:value-type="string" table:style-name="ce1">
            <office:annotation draw:style-name="a3" svg:x="19.5729166666667in" svg:y="2.44791666666667in" svg:width="1.5in" svg:height="0.822916666666667in">
              <dc:creator>Jose Carlos Pazos</dc:creator>
              <text:p><text:span text:style-name="T1">Jose Carlos Pazos:</text:span><text:span text:style-name="T2"/></text:p>
              <text:p><text:span text:style-name="T2">YES, BUT COULD BE MORE SPECIFIC IN CS<text:s/></text:span></text:p>
            </office:annotation>
            <text:p>yes</text:p>
          </table:table-cell>
          <table:table-cell table:number-columns-repeated="16377"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105</text:p>
          </table:table-cell>
          <table:table-cell office:value-type="string" table:style-name="ce3">
            <text:p>same as CVE-2018-9864.</text:p>
          </table:table-cell>
          <table:table-cell office:value-type="string" table:style-name="ce1">
            <office:annotation draw:style-name="a4" svg:x="19.5729166666667in" svg:y="2.85416666666667in" svg:width="1.5in" svg:height="0.822916666666667in">
              <dc:creator>Jose Carlos Pazos</dc:creator>
              <text:p><text:span text:style-name="T1">Jose Carlos Pazos:</text:span><text:span text:style-name="T2"/></text:p>
              <text:p><text:span text:style-name="T2"><text:s/>bug was fixed in external script, can't reproduce</text:span><text:span text:style-name="T2"/></text:p>
              <text:p/>
            </office:annotation>
            <text:p>no</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366</text:p>
          </table:table-cell>
          <table:table-cell office:value-type="string" table:style-name="ce3">
            <text:p>unauthenticated attack, injection happens on admin view, i.e no code runs in table class="wp-list-table widefat fixed users" until input name="lz_reset_ip". (more info at https://wpvulndb.com/vulnerabilities/9088)</text:p>
          </table:table-cell>
          <table:table-cell office:value-type="string" table:style-name="ce1">
            <text:p>yes</text:p>
          </table:table-cell>
          <table:table-cell table:number-columns-repeated="16377" table:style-name="ce1"/>
        </table:table-row>
        <table:table-row table:style-name="ro4">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485</text:p>
          </table:table-cell>
          <table:table-cell office:value-type="string" table:style-name="ce3">
            <text:p>unauthenticated attack, was not able to reproduce, injection didn't seem to work, but regardless, injection happes on admin view, presumably in order column of table.</text:p>
          </table:table-cell>
          <table:table-cell office:value-type="string" table:style-name="ce1">
            <office:annotation draw:style-name="a5" svg:x="19.5729166666667in" svg:y="3.44791666666667in" svg:width="1.5in" svg:height="0.822916666666667in">
              <dc:creator>Jose Carlos Pazos</dc:creator>
              <text:p><text:span text:style-name="T1">Jose Carlos Pazos:</text:span><text:span text:style-name="T2"/></text:p>
              <text:p><text:span text:style-name="T2">description site not currently working (https://labs.threatpress.com/stored-cross-site-scripting-xss-in-woocommerce-quick-reports-plugin/)</text:span></text:p>
            </office:annotation>
            <text:p>no</text:p>
          </table:table-cell>
          <table:table-cell office:value-type="string" table:style-name="ce1">
            <text:p><text:s text:c="2"/></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3832</text:p>
          </table:table-cell>
          <table:table-cell office:value-type="string" table:style-name="ce3">
            <text:p>authenticated attack (admin on admin), as before, this happens in admin view, table class="form-table", until p class="submit".</text:p>
          </table:table-cell>
          <table:table-cell office:value-type="string" table:style-name="ce1">
            <text:p>yes</text:p>
          </table:table-cell>
          <table:table-cell table:number-columns-repeated="16377" table:style-name="ce1"/>
        </table:table-row>
        <table:table-row table:style-name="ro5">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8460</text:p>
          </table:table-cell>
          <table:table-cell office:value-type="string" table:style-name="ce3">
            <text:p>XSS through URL (i.e https://localhost/wp-admin/admin.php?page=wplivechat-menu-gdpr-page&amp;term=123%5C%27%3E%3Cimg+src%3D1+onerror%3Dalert%281%29%3E) <text:s/>blocked by XSS filters (not Firefox). Interestingly, the content gets loaded from the DOM via the term input, but the HTML might load BEFORE the &lt;input name='term' type='text' value='&lt;?php echo($_GET['term')?&gt; element, which makes it hard to pinpoint where the injection location starts. However, it might be good enough to just get rid of any script inside the &lt;div id='wpbody-content'&gt;. until the footer div. Otherwise, blocking it at URL level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7</text:p>
          </table:table-cell>
          <table:table-cell office:value-type="string" table:style-name="ce3">
            <text:p>reflected XSS on admin view, should work when searching for scripts after &lt;input name="text" placeholder="Search..." value="\" type="text"&gt; and before &lt;button class="button" type="submit"&gt;</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6</text:p>
          </table:table-cell>
          <table:table-cell office:value-type="string" table:style-name="ce3">
            <text:p>reflected XSS on admin view through $_GET req., attack can be identified at URL level, (blocked by chrome XSS auditor), several injection points but should still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884</text:p>
          </table:table-cell>
          <table:table-cell office:value-type="string" table:style-name="ce3">
            <text:p>reflected XSS on admin view through $_SERVER req. on Apache, attack can be identified at URL level, (blocked by chrome XSS auditor), one apparent injection point so simple approach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891</text:p>
          </table:table-cell>
          <table:table-cell office:value-type="string" table:style-name="ce3">
            <text:p>unauthenticated user on admin attack, this one is triggered when the admin clicks on details in the payment item, the code is injected into a table which doesn't look like it should have any JS anyway.</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357</text:p>
          </table:table-cell>
          <table:table-cell office:value-type="string" table:style-name="ce3">
            <text:p>XSS/CSRF combo, on admin page</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2</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1</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6">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7">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8</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6" svg:x="19.5729166666667in" svg:y="9.479166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7" svg:x="19.5729166666667in" svg:y="9.875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8" svg:x="19.5729166666667in" svg:y="10.26041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9" svg:x="19.5729166666667in" svg:y="10.66666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0" svg:x="19.5729166666667in" svg:y="11.0625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1" svg:x="19.5729166666667in" svg:y="11.44791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2" svg:x="19.5729166666667in" svg:y="11.85416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3" svg:x="19.5729166666667in" svg:y="12.25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4" svg:x="19.5729166666667in" svg:y="12.63541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5" svg:x="19.5729166666667in" svg:y="13.04166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6" svg:x="19.5729166666667in" svg:y="13.4375in" svg:width="1.5in" svg:height="0.822916666666667in">
              <dc:creator>Jose Carlos Pazos</dc:creator>
              <text:p><text:span text:style-name="T1">Jose Carlos Pazos:</text:span><text:span text:style-name="T2"/></text:p>
              <text:p><text:span text:style-name="T2">this one's a bit weird, can't detect plugin</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7" svg:x="19.5729166666667in" svg:y="13.8229166666667in" svg:width="1.5in" svg:height="0.822916666666667in">
              <dc:creator>Jose Carlos Pazos</dc:creator>
              <text:p><text:span text:style-name="T1">Jose Carlos Pazos:</text:span><text:span text:style-name="T2"/></text:p>
              <text:p><text:span text:style-name="T2">this one's a bit weird, can't detect plugin</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8" svg:x="19.5729166666667in" svg:y="14.2291666666667in" svg:width="1.5in" svg:height="0.822916666666667in">
              <dc:creator>Jose Carlos Pazos</dc:creator>
              <text:p><text:span text:style-name="T1">Jose Carlos Pazos:</text:span><text:span text:style-name="T2"/></text:p>
              <text:p><text:span text:style-name="T2">this one's a bit weird, can't detect plugin</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9" svg:x="19.5729166666667in" svg:y="15.010416666666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0" svg:x="19.5729166666667in" svg:y="15.416666666666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1" svg:x="19.5729166666667in" svg:y="15.8125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2" svg:x="19.5729166666667in" svg:y="16.197916666666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3" svg:x="19.5729166666667in" svg:y="16.604166666666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4" svg:x="19.5729166666667in" svg:y="1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5" svg:x="19.5729166666667in" svg:y="17.385416666666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number-columns-repeated="16376"/>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2</text:p>
          </table:table-cell>
          <table:table-cell office:value-type="string" table:style-name="ce3">
            <text:p>stored xss via at least an editor role, manifested when clicking the malicious tab, script shows up in &lt;div id="TABS_R"&gt;. the CVE doesn't mention this, but the code also runs in other settings of the wp-admin page. The same regex seems to work for all of them.</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1</text:p>
          </table:table-cell>
          <table:table-cell office:value-type="string" table:style-name="ce3">
            <text:p>stored XSS, admin on admin attack, this was live in the plugin webpage's tutorial. ALERT</text:p>
          </table:table-cell>
          <table:table-cell office:value-type="string" table:style-name="ce1">
            <office:annotation draw:style-name="a26" svg:x="19.5729166666667in" svg:y="18.3854166666667in" svg:width="1.5in" svg:height="0.822916666666667in">
              <dc:creator>Jose Carlos Pazos</dc:creator>
              <text:p><text:span text:style-name="T1">Jose Carlos Pazos:</text:span><text:span text:style-name="T2"/></text:p>
              <text:p><text:span text:style-name="T2">-was able to pinpoint but dompurify didn't work on it</text:span></text:p>
            </office:annotation>
            <text:p>yes</text:p>
          </table:table-cell>
          <table:table-cell office:value-type="string" table:style-name="ce1">
            <text:p>yes</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3</text:p>
          </table:table-cell>
          <table:table-cell office:value-type="string" table:style-name="ce3">
            <text:p>stored XSS, requires at least editor role. injection runs only on admin view.</text:p>
          </table:table-cell>
          <table:table-cell office:value-type="string" table:style-name="ce1">
            <office:annotation draw:style-name="a27" svg:x="19.5729166666667in" svg:y="18.5729166666667in" svg:width="1.5in" svg:height="0.822916666666667in">
              <dc:creator>Jose Carlos Pazos</dc:creator>
              <text:p><text:span text:style-name="T1">Jose Carlos Pazos:</text:span><text:span text:style-name="T2"/></text:p>
              <text:p><text:span text:style-name="T2">-broke how the page looks but works fine otherwise</text:span><text:span text:style-name="T2"/></text:p>
              <text:p/>
            </office:annotation>
            <text:p>yes</text:p>
          </table:table-cell>
          <table:table-cell office:value-type="string" table:style-name="ce1">
            <text:p>yes</text:p>
          </table:table-cell>
          <table:table-cell table:number-columns-repeated="16376"/>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3</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4</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7280</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CVE-2018-7747 (2)</text:p>
          </table:table-cell>
          <table:table-cell office:value-type="string" table:style-name="ce3">
            <text:p>user on admin attack, manifests in plugin's admin page</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301</text:p>
          </table:table-cell>
          <table:table-cell office:value-type="string" table:style-name="ce3">
            <text:p>this exploit seems specific to the pro version of the 10-web instagram feed so I haven't been able to try it out.</text:p>
          </table:table-cell>
          <table:table-cell table:number-columns-repeated="16378" table:style-name="ce1"/>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68</text:p>
          </table:table-cell>
          <table:table-cell office:value-type="string" table:style-name="ce3">
            <text:p>can't reproduce, this theme has to be payed for, lloks like URL attack only, blocked by chrome XSS auditor. (more info https://packetstormsecurity.com/files/143666/WordPress-GamePlan-Event-And-Gym-Fitness-Theme-1.5.13.2-Cross-Site-Scripting.htm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069</text:p>
          </table:table-cell>
          <table:table-cell office:value-type="string" table:style-name="ce3">
            <text:p>this is a paid plugin.</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3136</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9</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8</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7</text:p>
          </table:table-cell>
          <table:table-cell office:value-type="string" table:style-name="ce3">
            <text:p>stored XSS/CSRF, attacker doesn't require authentication</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6</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4</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7543</text:p>
          </table:table-cell>
          <table:table-cell office:value-type="string" table:style-name="ce3">
            <text:p>not easily identifiable through HTML.</text:p>
          </table:table-cell>
          <table:table-cell office:value-type="string" table:style-name="ce1">
            <text:p>no</text:p>
          </table:table-cell>
          <table:table-cell table:number-columns-repeated="16377"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2">
            <text:p>CVE-2018-7747 (1)</text:p>
          </table:table-cell>
          <table:table-cell office:value-type="string" table:style-name="ce3">
            <text:p>exploit appears in a page of its own with a thank you message.</text:p>
          </table:table-cell>
          <table:table-cell office:value-type="string" table:style-name="ce1">
            <text:p>yes</text:p>
          </table:table-cell>
          <table:table-cell table:number-columns-repeated="16377" table:style-name="ce1"/>
        </table:table-row>
        <table:table-row table:style-name="ro3">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9034</text:p>
          </table:table-cell>
          <table:table-cell office:value-type="string" table:style-name="ce3">
            <text:p>Blocked by chrome's XSS auditor (ERR_BLOCKED_BY_XSS_AUDITOR), Firefox doesn't block it but an extension could do so using similar techniques to chrome's. (more info at https://www.exploit-db.com/exploits/44366/), admin being tricked into accessing url</text:p>
          </table:table-cell>
          <table:table-cell office:value-type="string" table:style-name="ce1">
            <text:p>yes</text:p>
          </table:table-cell>
          <table:table-cell table:number-columns-repeated="16377" table:style-name="ce1"/>
        </table:table-row>
        <table:table-row table:style-name="ro8">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9172</text:p>
          </table:table-cell>
          <table:table-cell office:value-type="string" table:style-name="ce3">
            <text:p>this attack injects the attack script several times inside the "upload div". Fortunately, it seems like upload functionality is broken anyway by any kind of injection, so it would be safe to disable everything inside the div with id='wordpress_file_upload_block'+(injected_js), e.g. for the attack I tried, the id looked like wordpress_file_upload_block_&lt;script&gt;alert('ManhNho')&lt;/script&gt;, this id will be distinct across pages but the 'wordpress_file_upload_block' part should not.</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44</text:p>
          </table:table-cell>
          <table:table-cell office:value-type="string" table:style-name="ce3">
            <text:p>stored XSS, admin on admin attack</text:p>
          </table:table-cell>
          <table:table-cell office:value-type="string" table:style-name="ce1">
            <text:p>yes</text:p>
          </table:table-cell>
          <table:table-cell table:number-columns-repeated="16377"/>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102</text:p>
          </table:table-cell>
          <table:table-cell office:value-type="string" table:style-name="ce3">
            <text:p>related to wordpress version, version string was not escaped in the get_the_generator function, and could lead to XSS in a generator tag. It sounds like <text:s/>it would be very hard to pinpoint for an arbitrary page.</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234</text:p>
          </table:table-cell>
          <table:table-cell office:value-type="string" table:style-name="ce3">
            <text:p>not clear how the js can be injected</text:p>
          </table:table-cell>
          <table:table-cell table:number-columns-repeated="16378" table:style-name="ce1"/>
        </table:table-row>
        <table:table-row table:style-name="ro3">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0</text:p>
          </table:table-cell>
          <table:table-cell office:value-type="string" table:style-name="ce3">
            <text:p>in here, an user (might have to have admin privileges) will modify it's instagram bio and use it to inject js into the wp instagram feed. The unique identifier for the place where this occurs seems to be the 'class="wdi_bio"', as <text:s/>well as further information that this specific page is indeed an instagram feed in wordpress (from other context clues).</text:p>
          </table:table-cell>
          <table:table-cell office:value-type="string" table:style-name="ce1">
            <office:annotation draw:style-name="a28" svg:x="19.5729166666667in" svg:y="24.5104166666667in" svg:width="1.5in" svg:height="0.822916666666667in">
              <dc:creator>Jose Carlos Pazos</dc:creator>
              <text:p><text:span text:style-name="T1">Jose Carlos Pazos:</text:span><text:span text:style-name="T2"/></text:p>
              <text:p><text:span text:style-name="T2">required XHR signature</text:span><text:span text:style-name="T2"/></text:p>
              <text:p/>
            </office:annotation>
            <text:p>yes</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9</text:p>
          </table:table-cell>
          <table:table-cell office:value-type="string" table:style-name="ce3">
            <text:p>authenticated attack (admin on admin), injection occurs inside div class="rcc-panel group". trap (on scripts) seems to run before the rest of the body is loaded. (more info at https://www.exploit-db.com/exploits/44563/)</text:p>
          </table:table-cell>
          <table:table-cell office:value-type="string" table:style-name="ce1">
            <text:p>yes</text:p>
          </table:table-cell>
          <table:table-cell table:number-columns-repeated="16377"/>
        </table:table-row>
        <table:table-row table:style-name="ro3">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752</text:p>
          </table:table-cell>
          <table:table-cell office:value-type="string" table:style-name="ce3">
            <text:p>authenticated attack (admin on admin), there's some identifiers here but probably wouldn't hold in an arbitrary page, in div with classes "tggr-tweets type-tggr-tweets", seems to be in the title part (header) of the aticle. (more info at https://www.exploit-db.com/exploits/45225/)</text:p>
          </table:table-cell>
          <table:table-cell office:value-type="string" table:style-name="ce1">
            <text:p>yes</text:p>
          </table:table-cell>
          <table:table-cell table:number-columns-repeated="16377"/>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1709</text:p>
          </table:table-cell>
          <table:table-cell office:value-type="string" table:style-name="ce3">
            <text:p>URL attack on plugin, (e.g. accessing localhost/index.php/community/?%22%3E%3Cscript%3Ealert(/XSS/)%3C/script%3E), blocked by chrome XSS auditor.</text:p>
          </table:table-cell>
          <table:table-cell table:number-columns-repeated="16378"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4430</text:p>
          </table:table-cell>
          <table:table-cell office:value-type="string" table:style-name="ce3">
            <text:p>unclear if this is self-xss, or will run on admin view, more investigation needed. (more info at https://hackpuntes.com/cve-2018-14430-wordpress-plugin-multi-step-form-125-multiples-xss-reflejados/#comment-902)</text:p>
          </table:table-cell>
          <table:table-cell office:value-type="string" table:style-name="ce1">
            <text:p>yes</text:p>
          </table:table-cell>
          <table:table-cell table:number-columns-repeated="16377"/>
        </table:table-row>
        <table:table-row table:style-name="ro9">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6285</text:p>
          </table:table-cell>
          <table:table-cell office:value-type="string" table:style-name="ce3">
            <text:p>costs money to use, but essentially looks like a POST request causes injected code in the request to run, not sure if anything can be done about this one (e.g.</text:p>
            <text:p>post /wp-admin/admin-ajax.php</text:p>
            <text:p>Host domain.com</text:p>
            <text:p>action=userpro_shortcode_template&amp;shortcode=[userpro&lt;img src=a onerror=alert(1)&gt; id=1 layout="float" collage_per_page="20" emd_paginate_top="1" emd_paginate="1" emd_gender="Gender,radi)</text:p>
            <text:p>(more info at https://risataim.blogspot.com/2018/09/xss-en-plugin-userpro-de-wordpress.html)</text:p>
          </table:table-cell>
          <table:table-cell table:number-columns-repeated="16378" table:style-name="ce1"/>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00556</text:p>
          </table:table-cell>
          <table:table-cell office:value-type="string" table:style-name="ce3">
            <text:p>Reflected XSS, when loading specific URL, script runs (http://[path to WordPress]/wp-admin/admin.php?page=wps_pages_page&amp;page-uri=%3F%22%3E%3Cscript%3Ealert%28document.cookie%29%3B%3C%2Fscript%3E) This is blocked by XSS filtering, i.e Chrome's XSS auditor, but not Firefox.</text:p>
          </table:table-cell>
          <table:table-cell office:value-type="string" table:style-name="ce1">
            <text:p>yes</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x</text:p>
          </table:table-cell>
          <table:table-cell office:value-type="string" table:style-name="ce1">
            <text:p>CVE-2018-17866</text:p>
          </table:table-cell>
          <table:table-cell office:value-type="string" table:style-name="ce3">
            <text:p>Admin attack on other users. The script is injected on login page through ultimate member login form. This can be modified across different installations of the plugin, so not much to do here, but there are DOM elements related to it.</text:p>
          </table:table-cell>
          <table:table-cell office:value-type="string" table:style-name="ce1">
            <text:p>no</text:p>
          </table:table-cell>
          <table:table-cell table:number-columns-repeated="16377"/>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40</text:p>
          </table:table-cell>
          <table:table-cell office:value-type="string" table:style-name="ce3">
            <text:p>There are two components here, can be an admin-on-admin attack, this is seen on the admin view of QuizLord, and the attack can be singled out in this scenario, i.e after &lt;a href="localhost/wp-admin.php?page=quizlord&amp;id=x"&gt; and before the next &lt;td&gt;. It could also be admin-on-user, and the attack is injected through a quiz on any page or post, but it might be enough to single it out on the &lt;div class="ql-question"&gt; <text:s/>before &lt;h5 class="ql-description"&gt;, however, I'm not sure if this can change with quiz format.</text:p>
          </table:table-cell>
          <table:table-cell office:value-type="string" table:style-name="ce1">
            <office:annotation draw:style-name="a29" svg:x="19.5729166666667in" svg:y="29.4479166666667in" svg:width="1.5in" svg:height="0.822916666666667in">
              <dc:creator>Jose Carlos Pazos</dc:creator>
              <text:p><text:span text:style-name="T1">Jose Carlos Pazos:</text:span><text:span text:style-name="T2"/></text:p>
              <text:p><text:span text:style-name="T2">moves elements around but general layout is consistent, require changing WP version</text:span></text:p>
            </office:annotation>
            <text:p>yes</text:p>
          </table:table-cell>
          <table:table-cell table:number-columns-repeated="16377"/>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7138</text:p>
          </table:table-cell>
          <table:table-cell office:value-type="string" table:style-name="ce3">
            <text:p>plugin installation not working</text:p>
          </table:table-cell>
          <table:table-cell table:number-columns-repeated="16378" table:style-name="ce1"/>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486</text:p>
          </table:table-cell>
          <table:table-cell office:value-type="string" table:style-name="ce3">
            <text:p>unable to reproduce, no data showing where the attack gets executed, however, it looks like it should be related to the search bar somehow, so I'm going to apply DOM and user-only to i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5776</text:p>
          </table:table-cell>
          <table:table-cell office:value-type="string" table:style-name="ce3">
            <text:p>related to WP version, but doesn't have a POC and looks like it's not something we can cover anyway.</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316</text:p>
          </table:table-cell>
          <table:table-cell office:value-type="string" table:style-name="ce3">
            <text:p>Reflected XSS as part of the URL, blocked by chrome, not firefox, the usual.</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3</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2</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8</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6</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12</text:p>
          </table:table-cell>
          <table:table-cell office:value-type="string" table:style-name="ce3">
            <text:p>stored XSS, requires at least editor role. injection runs both on admin view and user side (thumbnail parameter is displayed on user side).</text:p>
          </table:table-cell>
          <table:table-cell office:value-type="string" table:style-name="ce1">
            <text:p>yes</text:p>
          </table:table-cell>
          <table:table-cell table:number-columns-repeated="16377"/>
        </table:table-row>
        <table:table-row table:style-name="ro1">
          <table:table-cell table:number-columns-repeated="4" table:style-name="ce1"/>
          <table:table-cell office:value-type="string" table:style-name="ce1">
            <text:p>CVE-2018-7747</text:p>
          </table:table-cell>
          <table:table-cell table:style-name="ce3"/>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373</text:p>
          </table:table-cell>
          <table:table-cell office:value-type="string" table:style-name="ce3">
            <text:p>paid plugin</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80</text:p>
          </table:table-cell>
          <table:table-cell office:value-type="string" table:style-name="ce3">
            <text:p>unable to reproduce, however, if attacker can create arbitrary pages and posts, not much we can do to stop tha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194</text:p>
          </table:table-cell>
          <table:table-cell office:value-type="string" table:style-name="ce1">
            <text:p>"The plugin does not have a valid header." when installing vulnerable version</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2</text:p>
          </table:table-cell>
          <table:table-cell office:value-type="string" table:style-name="ce3">
            <text:p>admin on admin attack, high-privilege on low-privilege, which is not our primary use case</text:p>
          </table:table-cell>
          <table:table-cell office:value-type="string" table:style-name="ce1">
            <text:p>yes</text:p>
          </table:table-cell>
          <table:table-cell table:number-columns-repeated="16377"/>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1</text:p>
          </table:table-cell>
          <table:table-cell office:value-type="string" table:style-name="ce3">
            <text:p>admin on admin attack, high-privilege on low-privilege, which is not our primary use case</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84</text:p>
          </table:table-cell>
          <table:table-cell office:value-type="string" table:style-name="ce3">
            <text:p>CSRF/XSS combo, admin must be tricked into running CSRF part before XSS. Can be handled.</text:p>
          </table:table-cell>
          <table:table-cell office:value-type="string" table:style-name="ce1">
            <text:p>yes</text:p>
          </table:table-cell>
          <table:table-cell table:number-columns-repeated="16377"/>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85</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8</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7</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6</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47</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46</text:p>
          </table:table-cell>
          <table:table-cell office:value-type="string" table:style-name="ce1">
            <text:p>no poc</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32</text:p>
          </table:table-cell>
          <table:table-cell office:value-type="string" table:style-name="ce1">
            <text:p>reflected XSS injection happens in specific path of wp-admin related to plugin, just sanitize the whole string</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5</text:p>
          </table:table-cell>
          <table:table-cell office:value-type="string" table:style-name="ce1">
            <text:p>reflected XSS injection happens in specific path of related to plugin.</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2</text:p>
          </table:table-cell>
          <table:table-cell office:value-type="string" table:style-name="ce1">
            <text:p>reflected XSS injection happens in specific path of related to plugin.</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1</text:p>
          </table:table-cell>
          <table:table-cell office:value-type="string" table:style-name="ce1">
            <text:p>reflected XSS injection happens in specific path of related to plugin.</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0</text:p>
          </table:table-cell>
          <table:table-cell office:value-type="string" table:style-name="ce1">
            <text:p>reflected XSS injection happens in specific path of related to plugin.</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6-10706</text:p>
          </table:table-cell>
          <table:table-cell office:value-type="string" table:style-name="ce1">
            <text:p>stored XSS in comment section of a post, but happens on user view, would need to sanitize all comment sections of all posts, and no indicator of plugin in it</text:p>
          </table:table-cell>
          <table:table-cell table:number-columns-repeated="16378" table:style-name="ce1"/>
        </table:table-row>
        <table:table-row table:style-name="ro1">
          <table:table-cell office:value-type="float" office:value="27" table:formula="of:=COUNTIF([.A2:.A104]; &quot;y&quot;)" table:style-name="ce1">
            <text:p>27</text:p>
          </table:table-cell>
          <table:table-cell office:value-type="float" office:value="56" table:formula="of:=COUNTIF([.B2:.B104];&quot;y&quot;)" table:style-name="ce1">
            <text:p>56</text:p>
          </table:table-cell>
          <table:table-cell office:value-type="float" office:value="7" table:formula="of:=COUNTIF([.C2:.C104];&quot;y&quot;)" table:style-name="ce1">
            <text:p>7</text:p>
          </table:table-cell>
          <table:table-cell office:value-type="float" office:value="76" table:formula="of:=COUNTIF([.D2:.D104];&quot;y&quot;)" table:style-name="ce1">
            <text:p>76</text:p>
          </table:table-cell>
          <table:table-cell office:value-type="string" table:style-name="ce1">
            <text:p>CVE-2016-10705</text:p>
          </table:table-cell>
          <table:table-cell table:style-name="ce1"/>
          <table:table-cell office:value-type="float" office:value="71" table:formula="of:=COUNTIF([.G2:.G104];&quot;yes&quot;)" table:style-name="ce1">
            <text:p>71</text:p>
          </table:table-cell>
          <table:table-cell table:number-columns-repeated="16377"/>
        </table:table-row>
        <table:table-row table:style-name="ro1">
          <table:table-cell office:value-type="float" office:value="25" table:formula="of:=COUNTIF([.A2:.A104];&quot;x&quot;)" table:style-name="ce1">
            <text:p>25</text:p>
          </table:table-cell>
          <table:table-cell table:number-columns-repeated="3" table:style-name="ce1"/>
          <table:table-cell office:value-type="string" table:style-name="ce1">
            <text:p>CVE-2015-9273</text:p>
          </table:table-cell>
          <table:table-cell table:style-name="ce1"/>
          <table:table-cell office:value-type="float" office:value="5" table:formula="of:=COUNTIF([.G2:.G104];&quot;no&quot;)" table:style-name="ce1">
            <text:p>5</text:p>
          </table:table-cell>
          <table:table-cell table:number-columns-repeated="16377"/>
        </table:table-row>
        <table:table-row table:style-name="ro1">
          <table:table-cell table:number-columns-repeated="4" table:style-name="ce1"/>
          <table:table-cell office:value-type="string" table:style-name="ce1">
            <text:p>CVE-2015-9270</text:p>
          </table:table-cell>
          <table:table-cell table:number-columns-repeated="16379" table:style-name="ce1"/>
        </table:table-row>
        <table:table-row table:style-name="ro1">
          <table:table-cell table:number-columns-repeated="4" table:style-name="ce1"/>
          <table:table-cell office:value-type="string" table:style-name="ce1">
            <text:p>CVE-2015-4557</text:p>
          </table:table-cell>
          <table:table-cell table:number-columns-repeated="16379" table:style-name="ce1"/>
        </table:table-row>
        <table:table-row table:style-name="ro1">
          <table:table-cell table:number-columns-repeated="4" table:style-name="ce1"/>
          <table:table-cell office:value-type="string" table:style-name="ce1">
            <text:p>CVE-2015-2329</text:p>
          </table:table-cell>
          <table:table-cell table:number-columns-repeated="16379" table:style-name="ce1"/>
        </table:table-row>
        <table:table-row table:style-name="ro1">
          <table:table-cell table:number-columns-repeated="4" table:style-name="ce1"/>
          <table:table-cell office:value-type="string" table:style-name="ce1">
            <text:p>CVE-2015-2324</text:p>
          </table:table-cell>
          <table:table-cell table:number-columns-repeated="16379" table:style-name="ce1"/>
        </table:table-row>
        <table:table-row table:style-name="ro1">
          <table:table-cell table:number-columns-repeated="4" table:style-name="ce1"/>
          <table:table-cell office:value-type="string" table:style-name="ce1">
            <text:p>CVE-2014-6604</text:p>
          </table:table-cell>
          <table:table-cell table:number-columns-repeated="16379" table:style-name="ce1"/>
        </table:table-row>
        <table:table-row table:style-name="ro1">
          <table:table-cell table:number-columns-repeated="4" table:style-name="ce1"/>
          <table:table-cell office:value-type="string" table:style-name="ce1">
            <text:p>CVE-2014-4932</text:p>
          </table:table-cell>
          <table:table-cell table:number-columns-repeated="16379" table:style-name="ce1"/>
        </table:table-row>
        <table:table-row table:style-name="ro1">
          <table:table-cell table:number-columns-repeated="4"/>
          <table:table-cell office:value-type="string" table:style-name="ce1">
            <text:p>CVE-2014-2274</text:p>
          </table:table-cell>
          <table:table-cell table:number-columns-repeated="16379"/>
        </table:table-row>
        <table:table-row table:style-name="ro1">
          <table:table-cell table:number-columns-repeated="4"/>
          <table:table-cell office:value-type="string" table:style-name="ce1">
            <text:p>CVE-2014-2297</text:p>
          </table:table-cell>
          <table:table-cell table:number-columns-repeated="16379"/>
        </table:table-row>
        <table:table-row table:style-name="ro1">
          <table:table-cell table:number-columns-repeated="16384"/>
        </table:table-row>
        <table:table-row table:style-name="ro1">
          <table:table-cell table:number-columns-repeated="4"/>
          <table:table-cell office:value-type="string" table:style-name="ce1">
            <text:p>ALL 2017:</text:p>
          </table:table-cell>
          <table:table-cell table:number-columns-repeated="16379"/>
        </table:table-row>
        <table:table-row table:style-name="ro1">
          <table:table-cell table:number-columns-repeated="4"/>
          <table:table-cell office:value-type="string" table:style-name="ce1">
            <text:p>CVE-2017-1002017</text:p>
          </table:table-cell>
          <table:table-cell table:number-columns-repeated="16379"/>
        </table:table-row>
        <table:table-row table:style-name="ro1">
          <table:table-cell table:number-columns-repeated="4"/>
          <table:table-cell office:value-type="string" table:style-name="ce1">
            <text:p>CVE-2017-1002011</text:p>
          </table:table-cell>
          <table:table-cell table:number-columns-repeated="16379"/>
        </table:table-row>
        <table:table-row table:style-name="ro1">
          <table:table-cell table:number-columns-repeated="4"/>
          <table:table-cell office:value-type="string" table:style-name="ce1">
            <text:p>CVE-2017-1000227</text:p>
          </table:table-cell>
          <table:table-cell table:number-columns-repeated="16379"/>
        </table:table-row>
        <table:table-row table:style-name="ro1">
          <table:table-cell table:number-columns-repeated="4"/>
          <table:table-cell office:value-type="string" table:style-name="ce1">
            <text:p>CVE-2017-1000038</text:p>
          </table:table-cell>
          <table:table-cell table:number-columns-repeated="16379"/>
        </table:table-row>
        <table:table-row table:style-name="ro1">
          <table:table-cell table:number-columns-repeated="4"/>
          <table:table-cell office:value-type="string" table:style-name="ce1">
            <text:p>CVE-2017-1000033</text:p>
          </table:table-cell>
          <table:table-cell table:number-columns-repeated="16379"/>
        </table:table-row>
        <table:table-row table:style-name="ro1">
          <table:table-cell table:number-columns-repeated="4"/>
          <table:table-cell office:value-type="string" table:style-name="ce1">
            <text:p>CVE-2017-17869</text:p>
          </table:table-cell>
          <table:table-cell table:number-columns-repeated="16379"/>
        </table:table-row>
        <table:table-row table:style-name="ro1">
          <table:table-cell table:number-columns-repeated="4"/>
          <table:table-cell office:value-type="string" table:style-name="ce1">
            <text:p>CVE-2017-17780</text:p>
          </table:table-cell>
          <table:table-cell table:number-columns-repeated="16379"/>
        </table:table-row>
        <table:table-row table:style-name="ro1">
          <table:table-cell table:number-columns-repeated="4"/>
          <table:table-cell office:value-type="string" table:style-name="ce1">
            <text:p>CVE-2017-17753</text:p>
          </table:table-cell>
          <table:table-cell table:number-columns-repeated="16379"/>
        </table:table-row>
        <table:table-row table:style-name="ro1">
          <table:table-cell table:number-columns-repeated="4"/>
          <table:table-cell office:value-type="string" table:style-name="ce1">
            <text:p>CVE-2017-17744</text:p>
          </table:table-cell>
          <table:table-cell table:number-columns-repeated="16379"/>
        </table:table-row>
        <table:table-row table:style-name="ro1">
          <table:table-cell table:number-columns-repeated="4"/>
          <table:table-cell office:value-type="string" table:style-name="ce1">
            <text:p>CVE-2017-17719</text:p>
          </table:table-cell>
          <table:table-cell table:number-columns-repeated="16379"/>
        </table:table-row>
        <table:table-row table:style-name="ro1">
          <table:table-cell table:number-columns-repeated="4"/>
          <table:table-cell office:value-type="string" table:style-name="ce1">
            <text:p>CVE-2017-17451</text:p>
          </table:table-cell>
          <table:table-cell table:number-columns-repeated="16379"/>
        </table:table-row>
        <table:table-row table:style-name="ro1">
          <table:table-cell table:number-columns-repeated="4"/>
          <table:table-cell office:value-type="string" table:style-name="ce1">
            <text:p>CVE-2017-17096</text:p>
          </table:table-cell>
          <table:table-cell table:number-columns-repeated="16379"/>
        </table:table-row>
        <table:table-row table:style-name="ro1">
          <table:table-cell table:number-columns-repeated="4"/>
          <table:table-cell office:value-type="string" table:style-name="ce1">
            <text:p>CVE-2017-17094</text:p>
          </table:table-cell>
          <table:table-cell table:number-columns-repeated="16379"/>
        </table:table-row>
        <table:table-row table:style-name="ro1">
          <table:table-cell table:number-columns-repeated="4"/>
          <table:table-cell office:value-type="string" table:style-name="ce1">
            <text:p>CVE-2017-17093</text:p>
          </table:table-cell>
          <table:table-cell table:number-columns-repeated="16379"/>
        </table:table-row>
        <table:table-row table:style-name="ro1">
          <table:table-cell table:number-columns-repeated="4"/>
          <table:table-cell office:value-type="string" table:style-name="ce1">
            <text:p>CVE-2017-17092</text:p>
          </table:table-cell>
          <table:table-cell table:number-columns-repeated="16379"/>
        </table:table-row>
        <table:table-row table:style-name="ro1">
          <table:table-cell table:number-columns-repeated="4"/>
          <table:table-cell office:value-type="string" table:style-name="ce1">
            <text:p>CVE-2017-17043</text:p>
          </table:table-cell>
          <table:table-cell table:number-columns-repeated="16379"/>
        </table:table-row>
        <table:table-row table:style-name="ro1">
          <table:table-cell table:number-columns-repeated="4"/>
          <table:table-cell office:value-type="string" table:style-name="ce1">
            <text:p>CVE-2017-16842</text:p>
          </table:table-cell>
          <table:table-cell table:number-columns-repeated="16379"/>
        </table:table-row>
        <table:table-row table:style-name="ro1">
          <table:table-cell table:number-columns-repeated="4"/>
          <table:table-cell office:value-type="string" table:style-name="ce1">
            <text:p>CVE-2017-16815</text:p>
          </table:table-cell>
          <table:table-cell table:number-columns-repeated="16379"/>
        </table:table-row>
        <table:table-row table:style-name="ro1">
          <table:table-cell table:number-columns-repeated="4"/>
          <table:table-cell office:value-type="string" table:style-name="ce1">
            <text:p>CVE-2017-16758</text:p>
          </table:table-cell>
          <table:table-cell table:number-columns-repeated="16379"/>
        </table:table-row>
        <table:table-row table:style-name="ro1">
          <table:table-cell table:number-columns-repeated="4"/>
          <table:table-cell office:value-type="string" table:style-name="ce1">
            <text:p>CVE-2017-15867</text:p>
          </table:table-cell>
          <table:table-cell table:number-columns-repeated="16379"/>
        </table:table-row>
        <table:table-row table:style-name="ro1">
          <table:table-cell table:number-columns-repeated="4"/>
          <table:table-cell office:value-type="string" table:style-name="ce1">
            <text:p>CVE-2017-15863</text:p>
          </table:table-cell>
          <table:table-cell table:number-columns-repeated="16379"/>
        </table:table-row>
        <table:table-row table:style-name="ro1">
          <table:table-cell table:number-columns-repeated="4"/>
          <table:table-cell office:value-type="string" table:style-name="ce1">
            <text:p>CVE-2017-15812</text:p>
          </table:table-cell>
          <table:table-cell table:number-columns-repeated="16379"/>
        </table:table-row>
        <table:table-row table:style-name="ro1">
          <table:table-cell table:number-columns-repeated="4"/>
          <table:table-cell office:value-type="string" table:style-name="ce1">
            <text:p>CVE-2017-15811</text:p>
          </table:table-cell>
          <table:table-cell table:number-columns-repeated="16379"/>
        </table:table-row>
        <table:table-row table:style-name="ro1">
          <table:table-cell table:number-columns-repeated="4"/>
          <table:table-cell office:value-type="string" table:style-name="ce1">
            <text:p>CVE-2017-15810</text:p>
          </table:table-cell>
          <table:table-cell table:number-columns-repeated="16379"/>
        </table:table-row>
        <table:table-row table:style-name="ro1">
          <table:table-cell table:number-columns-repeated="4"/>
          <table:table-cell office:value-type="string" table:style-name="ce1">
            <text:p>CVE-2017-15375</text:p>
          </table:table-cell>
          <table:table-cell table:number-columns-repeated="16379"/>
        </table:table-row>
        <table:table-row table:style-name="ro1">
          <table:table-cell table:number-columns-repeated="4"/>
          <table:table-cell office:value-type="string" table:style-name="ce1">
            <text:p>CVE-2017-14751</text:p>
          </table:table-cell>
          <table:table-cell table:number-columns-repeated="16379"/>
        </table:table-row>
        <table:table-row table:style-name="ro1">
          <table:table-cell table:number-columns-repeated="4"/>
          <table:table-cell office:value-type="string" table:style-name="ce1">
            <text:p>CVE-2017-14726</text:p>
          </table:table-cell>
          <table:table-cell table:number-columns-repeated="16379"/>
        </table:table-row>
        <table:table-row table:style-name="ro1">
          <table:table-cell table:number-columns-repeated="4"/>
          <table:table-cell office:value-type="string" table:style-name="ce1">
            <text:p>CVE-2017-14724</text:p>
          </table:table-cell>
          <table:table-cell table:number-columns-repeated="16379"/>
        </table:table-row>
        <table:table-row table:style-name="ro1">
          <table:table-cell table:number-columns-repeated="4"/>
          <table:table-cell office:value-type="string" table:style-name="ce1">
            <text:p>CVE-2017-14721</text:p>
          </table:table-cell>
          <table:table-cell table:number-columns-repeated="16379"/>
        </table:table-row>
        <table:table-row table:style-name="ro1">
          <table:table-cell table:number-columns-repeated="4"/>
          <table:table-cell office:value-type="string" table:style-name="ce1">
            <text:p>CVE-2017-14720</text:p>
          </table:table-cell>
          <table:table-cell table:number-columns-repeated="16379"/>
        </table:table-row>
        <table:table-row table:style-name="ro1">
          <table:table-cell table:number-columns-repeated="4"/>
          <table:table-cell office:value-type="string" table:style-name="ce1">
            <text:p>CVE-2017-14718</text:p>
          </table:table-cell>
          <table:table-cell table:number-columns-repeated="16379"/>
        </table:table-row>
        <table:table-row table:style-name="ro1">
          <table:table-cell table:number-columns-repeated="4"/>
          <table:table-cell office:value-type="string" table:style-name="ce1">
            <text:p>CVE-2017-14622</text:p>
          </table:table-cell>
          <table:table-cell table:number-columns-repeated="16379"/>
        </table:table-row>
        <table:table-row table:style-name="ro1">
          <table:table-cell table:number-columns-repeated="4"/>
          <table:table-cell office:value-type="string" table:style-name="ce1">
            <text:p>CVE-2017-14530</text:p>
          </table:table-cell>
          <table:table-cell table:number-columns-repeated="16379"/>
        </table:table-row>
        <table:table-row table:style-name="ro1">
          <table:table-cell table:number-columns-repeated="4"/>
          <table:table-cell office:value-type="string" table:style-name="ce1">
            <text:p>CVE-2017-14313</text:p>
          </table:table-cell>
          <table:table-cell table:number-columns-repeated="16379"/>
        </table:table-row>
        <table:table-row table:style-name="ro1">
          <table:table-cell table:number-columns-repeated="4"/>
          <table:table-cell office:value-type="string" table:style-name="ce1">
            <text:p>CVE-2017-14126</text:p>
          </table:table-cell>
          <table:table-cell table:number-columns-repeated="16379"/>
        </table:table-row>
        <table:table-row table:style-name="ro1">
          <table:table-cell table:number-columns-repeated="4"/>
          <table:table-cell office:value-type="string" table:style-name="ce1">
            <text:p>CVE-2017-13138</text:p>
          </table:table-cell>
          <table:table-cell table:number-columns-repeated="16379"/>
        </table:table-row>
        <table:table-row table:style-name="ro1">
          <table:table-cell table:number-columns-repeated="4"/>
          <table:table-cell office:value-type="string" table:style-name="ce1">
            <text:p>CVE-2017-12948</text:p>
          </table:table-cell>
          <table:table-cell table:number-columns-repeated="16379"/>
        </table:table-row>
        <table:table-row table:style-name="ro1">
          <table:table-cell table:number-columns-repeated="4"/>
          <table:table-cell office:value-type="string" table:style-name="ce1">
            <text:p>CVE-2017-12200</text:p>
          </table:table-cell>
          <table:table-cell table:number-columns-repeated="16379"/>
        </table:table-row>
        <table:table-row table:style-name="ro1">
          <table:table-cell table:number-columns-repeated="4"/>
          <table:table-cell office:value-type="string" table:style-name="ce1">
            <text:p>CVE-2017-12131</text:p>
          </table:table-cell>
          <table:table-cell table:number-columns-repeated="16379"/>
        </table:table-row>
        <table:table-row table:style-name="ro1">
          <table:table-cell table:number-columns-repeated="4"/>
          <table:table-cell office:value-type="string" table:style-name="ce1">
            <text:p>CVE-2017-12068</text:p>
          </table:table-cell>
          <table:table-cell table:number-columns-repeated="16379"/>
        </table:table-row>
        <table:table-row table:style-name="ro1">
          <table:table-cell table:number-columns-repeated="4"/>
          <table:table-cell office:value-type="string" table:style-name="ce1">
            <text:p>CVE-2017-10991</text:p>
          </table:table-cell>
          <table:table-cell table:number-columns-repeated="16379"/>
        </table:table-row>
        <table:table-row table:style-name="ro1">
          <table:table-cell table:number-columns-repeated="4"/>
          <table:table-cell office:value-type="string" table:style-name="ce1">
            <text:p>CVE-2017-9420</text:p>
          </table:table-cell>
          <table:table-cell table:number-columns-repeated="16379"/>
        </table:table-row>
        <table:table-row table:style-name="ro1">
          <table:table-cell table:number-columns-repeated="4"/>
          <table:table-cell office:value-type="string" table:style-name="ce1">
            <text:p>CVE-2017-9337</text:p>
          </table:table-cell>
          <table:table-cell table:number-columns-repeated="16379"/>
        </table:table-row>
        <table:table-row table:style-name="ro1">
          <table:table-cell table:number-columns-repeated="4"/>
          <table:table-cell office:value-type="string" table:style-name="ce1">
            <text:p>CVE-2017-9336</text:p>
          </table:table-cell>
          <table:table-cell table:number-columns-repeated="16379"/>
        </table:table-row>
        <table:table-row table:style-name="ro1">
          <table:table-cell table:number-columns-repeated="4"/>
          <table:table-cell office:value-type="string" table:style-name="ce1">
            <text:p>CVE-2017-9288</text:p>
          </table:table-cell>
          <table:table-cell table:number-columns-repeated="16379"/>
        </table:table-row>
        <table:table-row table:style-name="ro1">
          <table:table-cell table:number-columns-repeated="4"/>
          <table:table-cell office:value-type="string" table:style-name="ce1">
            <text:p>CVE-2017-9063</text:p>
          </table:table-cell>
          <table:table-cell table:number-columns-repeated="16379"/>
        </table:table-row>
        <table:table-row table:style-name="ro1">
          <table:table-cell table:number-columns-repeated="4"/>
          <table:table-cell office:value-type="string" table:style-name="ce1">
            <text:p>CVE-2017-9061</text:p>
          </table:table-cell>
          <table:table-cell table:number-columns-repeated="16379"/>
        </table:table-row>
        <table:table-row table:style-name="ro1">
          <table:table-cell table:number-columns-repeated="4"/>
          <table:table-cell office:value-type="string" table:style-name="ce1">
            <text:p>CVE-2017-7723</text:p>
          </table:table-cell>
          <table:table-cell table:number-columns-repeated="16379"/>
        </table:table-row>
        <table:table-row table:style-name="ro1">
          <table:table-cell table:number-columns-repeated="4"/>
          <table:table-cell office:value-type="string" table:style-name="ce1">
            <text:p>CVE-2017-6818</text:p>
          </table:table-cell>
          <table:table-cell table:number-columns-repeated="16379"/>
        </table:table-row>
        <table:table-row table:style-name="ro1">
          <table:table-cell table:number-columns-repeated="4"/>
          <table:table-cell office:value-type="string" table:style-name="ce1">
            <text:p>CVE-2017-6817</text:p>
          </table:table-cell>
          <table:table-cell table:number-columns-repeated="16379"/>
        </table:table-row>
        <table:table-row table:style-name="ro1">
          <table:table-cell table:number-columns-repeated="4"/>
          <table:table-cell office:value-type="string" table:style-name="ce1">
            <text:p>CVE-2017-6814</text:p>
          </table:table-cell>
          <table:table-cell table:number-columns-repeated="16379"/>
        </table:table-row>
        <table:table-row table:style-name="ro1">
          <table:table-cell table:number-columns-repeated="4"/>
          <table:table-cell office:value-type="string" table:style-name="ce1">
            <text:p>CVE-2017-6804</text:p>
          </table:table-cell>
          <table:table-cell table:number-columns-repeated="16379"/>
        </table:table-row>
        <table:table-row table:style-name="ro1">
          <table:table-cell table:number-columns-repeated="4"/>
          <table:table-cell office:value-type="string" table:style-name="ce1">
            <text:p>CVE-2017-6103</text:p>
          </table:table-cell>
          <table:table-cell table:number-columns-repeated="16379"/>
        </table:table-row>
        <table:table-row table:style-name="ro1">
          <table:table-cell table:number-columns-repeated="4"/>
          <table:table-cell office:value-type="string" table:style-name="ce1">
            <text:p>CVE-2017-6102</text:p>
          </table:table-cell>
          <table:table-cell table:number-columns-repeated="16379"/>
        </table:table-row>
        <table:table-row table:style-name="ro1">
          <table:table-cell table:number-columns-repeated="4"/>
          <table:table-cell office:value-type="string" table:style-name="ce1">
            <text:p>CVE-2017-5942</text:p>
          </table:table-cell>
          <table:table-cell table:number-columns-repeated="16379"/>
        </table:table-row>
        <table:table-row table:style-name="ro1">
          <table:table-cell table:number-columns-repeated="4"/>
          <table:table-cell office:value-type="string" table:style-name="ce1">
            <text:p>CVE-2017-5612</text:p>
          </table:table-cell>
          <table:table-cell table:number-columns-repeated="16379"/>
        </table:table-row>
        <table:table-row table:style-name="ro1">
          <table:table-cell table:number-columns-repeated="4"/>
          <table:table-cell office:value-type="string" table:style-name="ce1">
            <text:p>CVE-2017-5490</text:p>
          </table:table-cell>
          <table:table-cell table:number-columns-repeated="16379"/>
        </table:table-row>
        <table:table-row table:style-name="ro1">
          <table:table-cell table:number-columns-repeated="4"/>
          <table:table-cell office:value-type="string" table:style-name="ce1">
            <text:p>CVE-2017-5488</text:p>
          </table:table-cell>
          <table:table-cell table:number-columns-repeated="16379"/>
        </table:table-row>
        <table:table-row table:style-name="ro1">
          <table:table-cell table:number-columns-repeated="4"/>
          <table:table-cell office:value-type="string" table:style-name="ce1">
            <text:p>CVE-2017-2216</text:p>
          </table:table-cell>
          <table:table-cell table:number-columns-repeated="16379"/>
        </table:table-row>
        <table:table-row table:style-name="ro1">
          <table:table-cell table:number-columns-repeated="4"/>
          <table:table-cell office:value-type="string" table:style-name="ce1">
            <text:p>CVE-2016-10112</text:p>
          </table:table-cell>
          <table:table-cell table:number-columns-repeated="16379"/>
        </table:table-row>
        <table:table-row table:style-name="ro1">
          <table:table-cell table:number-columns-repeated="4"/>
          <table:table-cell office:value-type="string" table:style-name="ce1">
            <text:p>CVE-2016-7168</text:p>
          </table:table-cell>
          <table:table-cell table:number-columns-repeated="16379"/>
        </table:table-row>
        <table:table-row table:style-name="ro1">
          <table:table-cell table:number-columns-repeated="4"/>
          <table:table-cell office:value-type="string" table:style-name="ce1">
            <text:p>CVE-2016-0770</text:p>
          </table:table-cell>
          <table:table-cell table:number-columns-repeated="16379"/>
        </table:table-row>
        <table:table-row table:style-name="ro1">
          <table:table-cell table:number-columns-repeated="4"/>
          <table:table-cell office:value-type="string" table:style-name="ce1">
            <text:p>CVE-2016-0765</text:p>
          </table:table-cell>
          <table:table-cell table:number-columns-repeated="16379"/>
        </table:table-row>
        <table:table-row table:style-name="ro1">
          <table:table-cell table:number-columns-repeated="4"/>
          <table:table-cell office:value-type="string" table:style-name="ce1">
            <text:p>CVE-2015-9233</text:p>
          </table:table-cell>
          <table:table-cell table:number-columns-repeated="16379"/>
        </table:table-row>
        <table:table-row table:style-name="ro1">
          <table:table-cell table:number-columns-repeated="4"/>
          <table:table-cell office:value-type="string" table:style-name="ce1">
            <text:p>CVE-2015-9230</text:p>
          </table:table-cell>
          <table:table-cell table:number-columns-repeated="16379"/>
        </table:table-row>
        <table:table-row table:style-name="ro1">
          <table:table-cell table:number-columns-repeated="4"/>
          <table:table-cell office:value-type="string" table:style-name="ce1">
            <text:p>CVE-2015-9229</text:p>
          </table:table-cell>
          <table:table-cell table:number-columns-repeated="16379"/>
        </table:table-row>
        <table:table-row table:style-name="ro1">
          <table:table-cell table:number-columns-repeated="4"/>
          <table:table-cell office:value-type="string" table:style-name="ce1">
            <text:p>CVE-2015-8354</text:p>
          </table:table-cell>
          <table:table-cell table:number-columns-repeated="16379"/>
        </table:table-row>
        <table:table-row table:style-name="ro1">
          <table:table-cell table:number-columns-repeated="4"/>
          <table:table-cell office:value-type="string" table:style-name="ce1">
            <text:p>CVE-2015-8353</text:p>
          </table:table-cell>
          <table:table-cell table:number-columns-repeated="16379"/>
        </table:table-row>
        <table:table-row table:style-name="ro1">
          <table:table-cell table:number-columns-repeated="4"/>
          <table:table-cell office:value-type="string" table:style-name="ce1">
            <text:p>CVE-2015-8350</text:p>
          </table:table-cell>
          <table:table-cell table:number-columns-repeated="16379"/>
        </table:table-row>
        <table:table-row table:style-name="ro1">
          <table:table-cell table:number-columns-repeated="4"/>
          <table:table-cell office:value-type="string" table:style-name="ce1">
            <text:p>CVE-2015-7668</text:p>
          </table:table-cell>
          <table:table-cell table:number-columns-repeated="16379"/>
        </table:table-row>
        <table:table-row table:style-name="ro1">
          <table:table-cell table:number-columns-repeated="4"/>
          <table:table-cell office:value-type="string" table:style-name="ce1">
            <text:p>CVE-2015-7666</text:p>
          </table:table-cell>
          <table:table-cell table:number-columns-repeated="16379"/>
        </table:table-row>
        <table:table-row table:style-name="ro1">
          <table:table-cell table:number-columns-repeated="4"/>
          <table:table-cell office:value-type="string" table:style-name="ce1">
            <text:p>CVE-2015-7667</text:p>
          </table:table-cell>
          <table:table-cell table:number-columns-repeated="16379"/>
        </table:table-row>
        <table:table-row table:style-name="ro1">
          <table:table-cell table:number-columns-repeated="4"/>
          <table:table-cell office:value-type="string" table:style-name="ce1">
            <text:p>CVE-2015-7357</text:p>
          </table:table-cell>
          <table:table-cell table:number-columns-repeated="16379"/>
        </table:table-row>
        <table:table-row table:style-name="ro1">
          <table:table-cell table:number-columns-repeated="4"/>
          <table:table-cell office:value-type="string" table:style-name="ce1">
            <text:p>CVE-2015-5532</text:p>
          </table:table-cell>
          <table:table-cell table:number-columns-repeated="16379"/>
        </table:table-row>
        <table:table-row table:style-name="ro1">
          <table:table-cell table:number-columns-repeated="4"/>
          <table:table-cell office:value-type="string" table:style-name="ce1">
            <text:p>CVE-2015-5057</text:p>
          </table:table-cell>
          <table:table-cell table:number-columns-repeated="16379"/>
        </table:table-row>
        <table:table-row table:style-name="ro1">
          <table:table-cell table:number-columns-repeated="4"/>
          <table:table-cell office:value-type="string" table:style-name="ce1">
            <text:p>CVE-2015-3998</text:p>
          </table:table-cell>
          <table:table-cell table:number-columns-repeated="16379"/>
        </table:table-row>
        <table:table-row table:style-name="ro1">
          <table:table-cell table:number-columns-repeated="4"/>
          <table:table-cell office:value-type="string" table:style-name="ce1">
            <text:p>CVE-2015-3421</text:p>
          </table:table-cell>
          <table:table-cell table:number-columns-repeated="16379" table:style-name="ce1"/>
        </table:table-row>
        <table:table-row table:style-name="ro1">
          <table:table-cell table:number-columns-repeated="4"/>
          <table:table-cell office:value-type="string" table:style-name="ce1">
            <text:p>CVE-2015-3299</text:p>
          </table:table-cell>
          <table:table-cell table:number-columns-repeated="16379" table:style-name="ce1"/>
        </table:table-row>
        <table:table-row table:style-name="ro1">
          <table:table-cell table:number-columns-repeated="4"/>
          <table:table-cell office:value-type="string" table:style-name="ce1">
            <text:p>CVE-2014-9310</text:p>
          </table:table-cell>
          <table:table-cell table:number-columns-repeated="16379" table:style-name="ce1"/>
        </table:table-row>
        <table:table-row table:style-name="ro1">
          <table:table-cell table:number-columns-repeated="4"/>
          <table:table-cell office:value-type="string" table:style-name="ce1">
            <text:p>CVE-2014-8758</text:p>
          </table:table-cell>
          <table:table-cell table:number-columns-repeated="16379" table:style-name="ce1"/>
        </table:table-row>
        <table:table-row table:style-name="ro1">
          <table:table-cell table:number-columns-repeated="4"/>
          <table:table-cell office:value-type="string" table:style-name="ce1">
            <text:p>CVE-2014-8492</text:p>
          </table:table-cell>
          <table:table-cell table:number-columns-repeated="16379" table:style-name="ce1"/>
        </table:table-row>
        <table:table-row table:style-name="ro1">
          <table:table-cell table:number-columns-repeated="4"/>
          <table:table-cell office:value-type="string" table:style-name="ce1">
            <text:p>CVE-2014-8087</text:p>
          </table:table-cell>
          <table:table-cell table:number-columns-repeated="16379" table:style-name="ce1"/>
        </table:table-row>
        <table:table-row table:style-name="ro1">
          <table:table-cell table:number-columns-repeated="4"/>
          <table:table-cell office:value-type="string" table:style-name="ce1">
            <text:p>CVE-2014-7240</text:p>
          </table:table-cell>
          <table:table-cell table:number-columns-repeated="16379" table:style-name="ce1"/>
        </table:table-row>
        <table:table-row table:style-name="ro1">
          <table:table-cell table:number-columns-repeated="4"/>
          <table:table-cell office:value-type="string" table:style-name="ce1">
            <text:p>CVE-2011-4955</text:p>
          </table:table-cell>
          <table:table-cell table:number-columns-repeated="16379" table:style-name="ce1"/>
        </table:table-row>
        <table:table-row table:style-name="ro1">
          <table:table-cell table:number-columns-repeated="16384"/>
        </table:table-row>
        <table:table-row table:style-name="ro1">
          <table:table-cell table:number-columns-repeated="4"/>
          <table:table-cell table:style-name="ce1"/>
          <table:table-cell office:value-type="string" table:style-name="ce3">
            <text:p>https://packetstormsecurity.com/files/149603/SYSS-2018-014.txt</text:p>
          </table:table-cell>
          <table:table-cell table:number-columns-repeated="16378"/>
        </table:table-row>
        <table:table-row table:style-name="ro1">
          <table:table-cell table:number-columns-repeated="4"/>
          <table:table-cell table:style-name="ce1"/>
          <table:table-cell office:value-type="string" table:style-name="ce3">
            <text:p><text:s text:c="4"/>https://wpvulndb.com/</text:p>
          </table:table-cell>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3">
          <table:table-cell table:number-columns-repeated="4"/>
          <table:table-cell table:style-name="ce1"/>
          <table:table-cell office:value-type="string" table:style-name="ce3">
            <text:p><text:s text:c="4"/>Most of the information recorded here applies for &lt;script&gt; tags, as the 'beforescriptexecute' event works well with those. However, for things like images with 'onerror','onload',etc. and other elements, should be able to use proxies or other event rewriting methods to recreate what 'beforescriptexecute' does when these properties are accessed (TODO).</text:p>
          </table:table-cell>
          <table:table-cell table:number-columns-repeated="16378"/>
        </table:table-row>
        <table:table-row table:number-rows-repeated="104837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Tahoma" svg:font-family="Tahoma"/>
  </office:font-face-decls>
  <office:styles>
    <number:number-style style:name="N0">
      <number:number number:min-integer-digits="1"/>
    </number:number-style>
    <number:text-style style:name="N30">
      <number:text-content/>
    </number:text-style>
    <number:currency-style style:name="N36P0" number:language="en" number:country="CA">
      <number:currency-symbol number:language="en" number:country="CA">$</number:currency-symbol>
      <number:number number:decimal-places="2" number:min-integer-digits="1" number:grouping="true"/>
    </number:currency-style>
    <number:currency-style style:name="N36" number:language="en" number:country="CA">
      <style:text-properties fo:color="#FF0000"/>
      <number:text>-</number:text>
      <number:currency-symbol number:language="en" number:country="CA">$</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328</meta:generator>
    <dc:creator>Jose Carlos Pazos</dc:creator>
    <meta:creation-date>2019-03-13T11:08:37Z</meta:creation-date>
    <dc:date>2019-08-26T18:55:00Z</dc:date>
    <meta:editing-cycles>3</meta:editing-cycles>
    <meta:editing-duration>PT3899S</meta:editing-duration>
  </office:meta>
</office:document-meta>
</file>